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ConfigException.RuntimeConfig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Exception.RuntimeConfi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Exception.RuntimeConfi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ConfigException.RuntimeConfig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